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200000206FC0951AD5FEE9152.png" manifest:media-type="image/png"/>
  <manifest:file-entry manifest:full-path="Pictures/10000000000004A8000000860BF3C8A0A320DBD4.png" manifest:media-type="image/png"/>
  <manifest:file-entry manifest:full-path="Pictures/10000000000004AA0000008C0D67C0E95F1364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T1" style:family="text">
      <style:text-properties officeooo:rsid="0022e0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0<text:span text:style-name="T1">6</text:span></text:p>
      <text:p text:style-name="P2"><draw:frame draw:style-name="fr1" draw:name="Figura2" text:anchor-type="paragraph" svg:x="0cm" svg:y="0.178cm" svg:width="17cm" svg:height="6.511cm" draw:z-index="0"><draw:image xlink:href="Pictures/10000000000002A200000206FC0951AD5FEE9152.png" xlink:type="simple" xlink:show="embed" xlink:actuate="onLoad"/></draw:frame></text:p>
      <text:p text:style-name="P1"/>
      <text:p text:style-name="P1"><draw:frame draw:style-name="fr2" draw:name="Figura1" text:anchor-type="paragraph" svg:width="17cm" svg:height="1.91cm" draw:z-index="1"><draw:image xlink:href="Pictures/10000000000004A8000000860BF3C8A0A320DBD4.png" xlink:type="simple" xlink:show="embed" xlink:actuate="onLoad"/></draw:frame></text:p>
      <text:p text:style-name="P1"><draw:frame draw:style-name="fr2" draw:name="Figura3" text:anchor-type="paragraph" svg:width="17cm" svg:height="1.993cm" draw:z-index="2"><draw:image xlink:href="Pictures/10000000000004AA0000008C0D67C0E95F13645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6T11:41:30.595000000</dc:date>
    <meta:editing-duration>PT3H20M49S</meta:editing-duration>
    <meta:editing-cycles>26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2" meta:character-count="8" meta:non-whitespace-character-count="7"/>
  </office:meta>
</office:document-meta>
</file>